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atin Modern Sans" fo:font-size="16pt" fo:font-weight="bold" officeooo:rsid="0044954b" officeooo:paragraph-rsid="00134b7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6pt" fo:font-style="normal" fo:font-weight="bold" officeooo:rsid="001391c5" officeooo:paragraph-rsid="001391c5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atin Modern Sans" fo:font-size="12pt" fo:font-style="italic" fo:font-weight="normal" officeooo:rsid="000d686c" officeooo:paragraph-rsid="00134b7d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2pt" fo:font-style="normal" fo:font-weight="bold" officeooo:rsid="000d686c" officeooo:paragraph-rsid="00134b7d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Latin Modern Sans" fo:font-size="12pt" fo:font-weight="bold" officeooo:rsid="0044954b" officeooo:paragraph-rsid="00134b7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style:font-name="Latin Modern Sans" fo:font-weight="normal" officeooo:rsid="000d686c" officeooo:paragraph-rsid="00134b7d" style:font-weight-asian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weight="normal" officeooo:rsid="000d686c" officeooo:paragraph-rsid="00134b7d" style:font-weight-asian="normal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Latin Modern Sans" fo:font-style="italic" fo:font-weight="bold" officeooo:rsid="000d686c" officeooo:paragraph-rsid="00134b7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156de3"/>
    </style:style>
    <style:style style:name="P10" style:family="paragraph" style:parent-style-name="Text_20_body">
      <style:paragraph-properties fo:line-height="100%" fo:text-align="justify" style:justify-single-word="false"/>
      <style:text-properties officeooo:paragraph-rsid="00176f23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6pt" fo:font-style="normal" fo:font-weight="bold" officeooo:rsid="000d686c" officeooo:paragraph-rsid="00134b7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6pt" fo:font-style="normal" fo:font-weight="bold" officeooo:rsid="001391c5" officeooo:paragraph-rsid="001391c5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109297"/>
    </style:style>
    <style:style style:name="T2" style:family="text">
      <style:text-properties officeooo:rsid="00134b7d"/>
    </style:style>
    <style:style style:name="T3" style:family="text">
      <style:text-properties style:font-name="Latin Modern Sans"/>
    </style:style>
    <style:style style:name="T4" style:family="text">
      <style:text-properties style:font-name="Latin Modern Sans" officeooo:rsid="001391c5"/>
    </style:style>
    <style:style style:name="T5" style:family="text">
      <style:text-properties style:font-name="Latin Modern Sans" officeooo:rsid="00156de3"/>
    </style:style>
    <style:style style:name="T6" style:family="text">
      <style:text-properties style:font-name="Latin Modern Sans" fo:font-size="16pt" fo:font-style="normal" fo:font-weight="bold" officeooo:rsid="000d686c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Latin Modern Sans" fo:font-size="12pt" fo:font-style="normal" fo:font-weight="normal" officeooo:rsid="001391c5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atin Modern Sans" fo:font-size="12pt" fo:font-style="normal" fo:font-weight="normal" officeooo:rsid="000d686c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atin Modern Sans" fo:font-weight="normal" officeooo:rsid="00156de3" style:font-weight-asian="normal" style:font-weight-complex="normal"/>
    </style:style>
    <style:style style:name="T10" style:family="text">
      <style:text-properties style:font-name="Latin Modern Sans" officeooo:rsid="0016624b"/>
    </style:style>
    <style:style style:name="T11" style:family="text">
      <style:text-properties style:font-name="Latin Modern Sans" officeooo:rsid="00176f23"/>
    </style:style>
    <style:style style:name="T12" style:family="text">
      <style:text-properties style:font-name="Latin Modern Sans" officeooo:rsid="00184f59"/>
    </style:style>
    <style:style style:name="T13" style:family="text">
      <style:text-properties fo:font-size="12pt" fo:font-weight="normal" officeooo:rsid="001ab7da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b412b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1caf7a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1dadda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ITORIA DE PROBABILIDADE I</text:p>
      <text:p text:style-name="P5"/>
      <text:p text:style-name="P3">Projeto de Monitoria do Departamento de Estatística - 20<text:span text:style-name="T1">22</text:span>.2/20<text:span text:style-name="T1">23</text:span>.1 - Centro de Ciências Exatas e da Natureza – CCEN – Campus I</text:p>
      <text:p text:style-name="P8"/>
      <text:p text:style-name="P6">Bolsista: Paulo Ricardo Seganfredo Campana</text:p>
      <text:p text:style-name="P6">Orientador<text:span text:style-name="T2">a</text:span>: <text:span text:style-name="T2">Tarciana Liberal Pereira de Araujo</text:span></text:p>
      <text:p text:style-name="P7">Coordenador: Claudio Javier Tablada</text:p>
      <text:p text:style-name="P7"/>
      <text:p text:style-name="P11">Introdução</text:p>
      <text:p text:style-name="P4"/>
      <text:p text:style-name="P9"><text:span text:style-name="T6"><text:tab/></text:span><text:span text:style-name="T7">Em busca de</text:span><text:span text:style-name="T6"> </text:span><text:span text:style-name="T8">enriquecer o conhecimento adquirido durante o curso, </text:span><text:span text:style-name="T7">o</text:span><text:span text:style-name="T3"> </text:span><text:span text:style-name="T4">projeto </text:span><text:span text:style-name="T3">de monitoria </text:span><text:span text:style-name="T4">do Departamento de Estatística</text:span><text:span text:style-name="T3"> </text:span><text:span text:style-name="T4">serve</text:span><text:span text:style-name="T3"> como um pilar essencial de apoio aos estudantes </text:span><text:span text:style-name="T4">d</text:span><text:span text:style-name="T3">as disciplinas de graduação. Sua</text:span><text:span text:style-name="T11">s</text:span><text:span text:style-name="T3"> finalidade</text:span><text:span text:style-name="T11">s são, </text:span><text:span text:style-name="T3">aprimorar a qualidade do ensino, </text:span><text:span text:style-name="T5">de modo a reduzir a</text:span><text:span text:style-name="T3"> taxa de desistência </text:span><text:span text:style-name="T5">do curso </text:span><text:span text:style-name="T11">e</text:span><text:span text:style-name="T5"> </text:span><text:span text:style-name="T3">superar as barreiras que podem surgir na compreensão dos </text:span><text:span text:style-name="T4">tópicos </text:span><text:span text:style-name="T3">teóricos </text:span><text:span text:style-name="T4">e </text:span><text:span text:style-name="T3">práticos </text:span><text:span text:style-name="T4">abordados </text:span><text:span text:style-name="T3">em sala de aula.</text:span></text:p>
      <text:p text:style-name="P9"><text:span text:style-name="Strong_20_Emphasis"><text:span text:style-name="T3"><text:tab/></text:span></text:span><text:span text:style-name="Strong_20_Emphasis"><text:span text:style-name="T9">A</text:span></text:span><text:span text:style-name="T5">o decorrer do primeiro semestre do curso, os alunos novatos</text:span><text:span text:style-name="T3">, sobretudo nas disciplinas introdutórias como Probabilidade I, </text:span><text:span text:style-name="T5">enfrentam uma barreira em relação a</text:span><text:span text:style-name="T3"> </text:span><text:span text:style-name="T5">lacuna </text:span><text:span text:style-name="T3">de conhecimento matemático básico. </text:span><text:span text:style-name="T11">Geralmente, e</text:span><text:span text:style-name="T3">sse obstáculo </text:span><text:span text:style-name="T11">tem</text:span><text:span text:style-name="T3"> orig</text:span><text:span text:style-name="T12">e</text:span><text:span text:style-name="T11">m</text:span><text:span text:style-name="T3"> </text:span><text:span text:style-name="T11">n</text:span><text:span text:style-name="T12">o ensino médio </text:span><text:span text:style-name="T11">Brasileir</text:span><text:span text:style-name="T12">o</text:span><text:span text:style-name="T3"> que </text:span><text:span text:style-name="T10">não pepara o aluno </text:span><text:span text:style-name="T3">para uma transição bem-sucedida ao ensino superior, em especial nos domínios de análise combinatória e pré-cálculo.</text:span></text:p>
      <text:p text:style-name="P10"><text:span text:style-name="Strong_20_Emphasis"><text:span text:style-name="T3"><text:tab/></text:span></text:span><text:span text:style-name="T3">Neste contexto, a monitoria </text:span><text:span text:style-name="T10">atua contra essa dívida de conhecimento acumulada, c</text:span><text:span text:style-name="T3">om </text:span><text:span text:style-name="T10">seu</text:span><text:span text:style-name="T3"> suporte, proporciona sessões presenciais e virtuais para esclarec</text:span><text:span text:style-name="T10">imento de</text:span><text:span text:style-name="T3"> dúvidas, </text:span><text:span text:style-name="T10">revisar </text:span><text:span text:style-name="T3">conceitos previamente </text:span><text:span text:style-name="T10">apresentados </text:span><text:span text:style-name="T3">e contribuir para </text:span><text:span text:style-name="T10">qu</text:span><text:span text:style-name="T3">e </text:span><text:span text:style-name="T10">os discentes consigam </text:span><text:span text:style-name="T3">resol</text:span><text:span text:style-name="T10">ver os</text:span><text:span text:style-name="T3"> exercícios </text:span><text:span text:style-name="T10">propostos</text:span><text:span text:style-name="T3">. </text:span><text:span text:style-name="T10">I</text:span><text:span text:style-name="T3">ss</text:span><text:span text:style-name="T10">o </text:span><text:span text:style-name="T3">não apenas auxilia os alunos a conquistar </text:span><text:span text:style-name="T10">o entendimento</text:span><text:span text:style-name="T3"> dos tópicos abordados, mas também eleva o padrão do ensino.</text:span></text:p>
      <text:p text:style-name="P10"><text:span text:style-name="Strong_20_Emphasis"><text:span text:style-name="T3"><text:tab/></text:span></text:span><text:span text:style-name="T3">Além d</text:span><text:span text:style-name="T10">os pontos positivos evidentes</text:span><text:span text:style-name="T3"> para o aprendizado dos alunos, </text:span><text:span text:style-name="T10">a</text:span><text:span text:style-name="T3"> monitor</text:span><text:span text:style-name="T10">ia </text:span><text:span text:style-name="T3">traduz em experiência prática valiosa no campo do ensino </text:span><text:span text:style-name="T10">para o monitor devido ao constante contato com seus orientadores </text:span><text:span text:style-name="T11">e alunos que necessitam de sua atenção, </text:span><text:span text:style-name="T3">potencialmente fomentando o interesse </text:span><text:span text:style-name="T11">a docência</text:span><text:span text:style-name="T3">.</text:span></text:p>
      <text:p text:style-name="P4"/>
      <text:p text:style-name="P2">Metodologia</text:p>
      <text:p text:style-name="P2"/>
      <text:p text:style-name="P2"><text:tab/><text:span text:style-name="T13">De maneira similar </text:span><text:span text:style-name="T14">a monitoria de Probabilidade II semestre passado, o atendimento aos alunos na monitoria atual esta sendo feita de três maneiras distinas: aulas presenciais, atendimento remoto e envio da solução </text:span><text:span text:style-name="T15">d</text:span><text:span text:style-name="T14">as listas de exercícios.</text:span></text:p>
      <text:p text:style-name="P2"><text:span text:style-name="T14"><text:tab/>As aulas presenciais </text:span><text:span text:style-name="T15">ocorrem na sala de monitoria do Departamento de Estatística, o monitor está presente em horário marcado duas vezes por semana para atendimento </text:span><text:span text:style-name="T16">d</text:span><text:span text:style-name="T15">as </text:span><text:soft-page-break/><text:span text:style-name="T15">dificuldades </text:span><text:span text:style-name="T16">com o conteúdo </text:span><text:span text:style-name="T15">expressas pelos discentes, também são realizados no mesmo local, com ajuda da orientadora, aulas extras para realização coletiva dos exercícios propostos. Sobre o atendimento remoto, ocorre através das plataformas WhatsApp e Google Meet em dias da semana flexíveis </text:span><text:span text:style-name="T16">no</text:span><text:span text:style-name="T15"> horário noturno, </text:span><text:span text:style-name="T16">nesta modalidade, os alunos trazem suas dúvidas para serem esclarecidas acerca do assunto ou pedem para explicar conceitos que não entenderam durante as aulas. Também são enviados para os alunos a resolução detalhada das listas de exercícios após um tempo, dando oportunidade para os alunos se aventurarem no conteúdo e ajudando no estudo para prova.</text:span></text:p>
      <text:p text:style-name="P2"/>
      <text:p text:style-name="P2"/>
      <text:p text:style-name="P2"/>
      <text:p text:style-name="P2">Resultados e discussões</text:p>
      <text:p text:style-name="P2"/>
      <text:p text:style-name="P2">Considerações finais</text:p>
      <text:p text:style-name="P2"/>
      <text:p text:style-name="P2">Referências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8:45:34.648524927</meta:creation-date>
    <meta:generator>LibreOffice/7.3.7.2$Linux_X86_64 LibreOffice_project/30$Build-2</meta:generator>
    <dc:date>2023-09-06T00:00:33.498221705</dc:date>
    <meta:editing-duration>PT17M32S</meta:editing-duration>
    <meta:editing-cycles>2</meta:editing-cycles>
    <meta:document-statistic meta:table-count="0" meta:image-count="0" meta:object-count="0" meta:page-count="2" meta:paragraph-count="16" meta:word-count="437" meta:character-count="2958" meta:non-whitespace-character-count="2529"/>
  </office:meta>
</office:document-meta>
</file>